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18.28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89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95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99ff" fo:font-size="28pt" style:font-size-asian="28pt" style:font-size-complex="2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color="#0099ff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c0c0c0" fo:font-size="24pt" style:font-size-asian="24pt" style:font-size-complex="24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color="#0099ff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color="#000000" fo:font-size="32pt" style:font-size-asian="32pt" style:font-size-complex="32pt"/>
    </style:style>
    <style:style style:name="T19" style:family="text">
      <style:text-properties fo:color="#0099ff" fo:font-size="32pt" style:font-size-asian="32pt" style:font-size-complex="32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0099ff" fo:font-size="18pt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000000" fo:font-size="16pt" style:font-size-asian="16pt" style:font-size-complex="16pt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99ff" fo:font-size="14pt" style:font-size-asian="14pt" style:font-size-complex="14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5.919cm" svg:y="7.414cm">
          <draw:text-box>
            <text:p text:style-name="P1"><text:span text:style-name="T1">Haxetelier 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7.202cm" svg:y="2.123cm">
          <draw:text-box>
            <text:p text:style-name="P1"><text:span text:style-name="T2">Présentation</text:span></text:p>
          </draw:text-box>
        </draw:frame>
        <draw:frame draw:style-name="gr3" draw:layer="layout" svg:width="22.713cm" svg:height="10.788cm" svg:x="2.567cm" svg:y="6.314cm">
          <draw:text-box>
            <text:p><text:span text:style-name="T3">Jean-Michel </text:span><text:span text:style-name="T4">Delettre.</text:span></text:p>
            <text:p><text:span text:style-name="T4"/></text:p>
            <text:p><text:span text:style-name="T4"><text:s/></text:span></text:p>
            <text:p><text:span text:style-name="T4"><text:tab/></text:span><text:span text:style-name="T4">Développeur d'applications web.</text:span></text:p>
            <text:p><text:span text:style-name="T4"/></text:p>
            <text:p><text:span text:style-name="T4"><text:tab/></text:span><text:span text:style-name="T4"> </text:span><text:span text:style-name="T4">- Flash</text:span></text:p>
            <text:p><text:span text:style-name="T4"/></text:p>
            <text:p><text:span text:style-name="T4"><text:tab/></text:span><text:span text:style-name="T4">- puis Html5. 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8.783cm" svg:height="17.21cm" svg:x="5.187cm" svg:y="1.049cm">
          <draw:text-box>
            <text:p><text:span text:style-name="T4"/></text:p>
            <text:p text:style-name="P1"><text:span text:style-name="T5"><text:s text:c="2"/></text:span><text:span text:style-name="T5">Les exemples sont en </text:span></text:p>
            <text:p text:style-name="P4"><text:span text:style-name="T4"><text:s/></text:span></text:p>
            <text:p text:style-name="P1"><text:span text:style-name="T5"/></text:p>
            <text:p text:style-name="P1"><text:span text:style-name="T5"><text:s text:c="4"/></text:span><text:span text:style-name="T5">Haxe <text:s text:c="7"/>compilé <text:s text:c="7"/>J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6">Haxe étant multi-cibles </text:span></text:p>
            <text:p text:style-name="P1"><text:span text:style-name="T6">les exemples sont transposables</text:span></text:p>
          </draw:text-box>
        </draw:frame>
        <draw:custom-shape draw:style-name="gr5" draw:text-style-name="P1" draw:layer="layout" svg:width="2.017cm" svg:height="1.205cm" svg:x="10.461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7.685cm" svg:y="6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4">Haxe a un formalisme typique/classique POO :</text:span></text:p>
            <text:p><text:span text:style-name="T4"/></text:p>
            <text:p><text:span text:style-name="T4">- Une classe est un bloc continu, commençant par le mot-clé « class »</text:span></text:p>
            <text:p><text:span text:style-name="T4"><text:tab/></text:span><text:span text:style-name="T4">(!= fonction)</text:span></text:p>
            <text:p><text:span text:style-name="T4"/></text:p>
            <text:p><text:span text:style-name="T4">- L'héritage se fait avec le mot-clé « extends » (!= prototype)</text:span></text:p>
            <text:p><text:span text:style-name="T4"/></text:p>
            <text:p><text:span text:style-name="T4">- </text:span><text:span text:style-name="T6">Les variables et propriétés sont fortement typées ;</text:span><text:span text:style-name="T5"> </text:span></text:p>
            <text:p><text:span text:style-name="T4"><text:s text:c="3"/></text:span><text:span text:style-name="T4">ainsi que le retour des méthodes.</text:span></text:p>
            <text:p><text:span text:style-name="T4"/></text:p>
            <text:p><text:span text:style-name="T4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7">Typage de variables</text:span></text:p>
          </draw:text-box>
        </draw:frame>
        <draw:frame draw:style-name="gr1" draw:text-style-name="P5" draw:layer="layout" svg:width="26.631cm" svg:height="15.361cm" svg:x="0.712cm" svg:y="4.4cm">
          <draw:text-box>
            <text:p><text:span text:style-name="T4">- Toutes les variables ont un type (Int, String, MyClass, Date, etc)</text:span></text:p>
            <text:p><text:span text:style-name="T4"/></text:p>
            <text:p><text:span text:style-name="T4"><text:tab/></text:span><text:span text:style-name="T4">déclaré explicitement ; ou implicitement lors de la 1ère assignation</text:span></text:p>
            <text:p><text:span text:style-name="T4"/></text:p>
            <text:p><text:span text:style-name="T4">- A la compilation, Haxe refusera qu'elles reçoivent un contenu d'un</text:span></text:p>
            <text:p><text:span text:style-name="T4"><text:s text:c="2"/></text:span><text:span text:style-name="T4">autre type ! Le paramètre de retour des fonctions est aussi vérifié.</text:span></text:p>
            <text:p><text:span text:style-name="T4"/></text:p>
            <text:p><text:span text:style-name="T4"/></text:p>
            <text:p><text:span text:style-name="T4"/></text:p>
            <text:p text:style-name="P1"><text:span text:style-name="T6"/></text:p>
            <text:p text:style-name="P1"><text:span text:style-name="T6">On va considérer que c'est un gros avantage </text:span></text:p>
            <text:p text:style-name="P1"><text:span text:style-name="T3">qui corrige plein de coquilles, d'erreurs bêtes</text:span></text:p>
            <text:p text:style-name="P1"><text:span text:style-name="T3">... et parfois moins bêtes.</text:span></text:p>
            <text:p><text:span text:style-name="T4"/></text:p>
            <text:p><text:span text:style-name="T4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6.299cm" svg:x="1.729cm" svg:y="4.086cm">
          <draw:text-box>
            <text:p><text:span text:style-name="T4">Finalité :</text:span></text:p>
            <text:p><text:span text:style-name="T4"/></text:p>
            <text:p><text:span text:style-name="T4">Ajouter des méthodes à une classe existante </text:span></text:p>
            <text:p><text:span text:style-name="T4">quand justement on ne peut pas l'étendre !</text:span></text:p>
            <text:p><text:span text:style-name="T4"/></text:p>
            <text:p text:style-name="P1"><text:span text:style-name="T8">someNativeInstance.myMethod() ;</text:span></text:p>
            <text:p><text:span text:style-name="T4"/></text:p>
            <text:p><text:span text:style-name="T4">Exemples :</text:span></text:p>
            <text:p><text:span text:style-name="T4"><text:tab/></text:span><text:span text:style-name="T4">''</text:span><text:span text:style-name="T8">Element</text:span><text:span text:style-name="T4">'' de l'api JS et ''</text:span><text:span text:style-name="T8">MovieClip</text:span><text:span text:style-name="T4">'' de l'api Flash</text:span></text:p>
            <text:p><text:span text:style-name="T4"><text:tab/></text:span><text:span text:style-name="T4">déjà instancié, respectivement dans le html ou le swf.</text:span></text:p>
            <text:p><text:span text:style-name="T4"/></text:p>
            <text:p><text:span text:style-name="T4"><text:tab/></text:span><text:span text:style-name="T4">Les ''</text:span><text:span text:style-name="T8">String</text:span><text:span text:style-name="T4">'' en dur</text:span></text:p>
            <text:p><text:span text:style-name="T4"><text:s/></text:span></text:p>
            <text:p><text:span text:style-name="T4"><text:s text:c="5"/></text:span><text:span text:style-name="T4">...etc.</text:span></text:p>
            <text:p><text:span text:style-name="T4"/></text:p>
            <text:p><text:span text:style-name="T4"/></text:p>
            <text:p text:style-name="P1"><text:span text:style-name="T8"/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7">« using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6.065cm" svg:height="14.999cm" svg:x="1.048cm" svg:y="3.014cm">
          <draw:text-box>
            <text:p><text:span text:style-name="T3">Exemple avec « String » </text:span></text:p>
            <text:p><text:span text:style-name="T3"/></text:p>
            <text:p><text:span text:style-name="T3"/></text:p>
            <text:p text:style-name="P1"><text:span text:style-name="T3">où les chaines de caractères contiennent de la </text:span></text:p>
            <text:p text:style-name="P1"><text:span text:style-name="T3">syntaxe CSS</text:span></text:p>
            <text:p text:style-name="P4"><text:span text:style-name="T3"/></text:p>
            <text:p text:style-name="P1"><text:span text:style-name="T9"><text:s/></text:span><text:span text:style-name="T10">''.someCssClass p''</text:span><text:span text:style-name="T11"> </text:span></text:p>
            <text:p text:style-name="P1"><text:span text:style-name="T11"><text:s text:c="2"/></text:span></text:p>
            <text:p text:style-name="P1"><text:span text:style-name="T10"><text:s/></text:span><text:span text:style-name="T10">''#myCtnr #myDivId'' </text:span></text:p>
            <text:p text:style-name="P1"><text:span text:style-name="T10"/></text:p>
            <text:p text:style-name="P1"><text:span text:style-name="T10"><text:s/></text:span><text:span text:style-name="T10">''div.menu , ul.menu'' </text:span></text:p>
            <text:p text:style-name="P4"><text:span text:style-name="T9">.</text:span></text:p>
            <text:p text:style-name="P4"><text:span text:style-name="T3"/></text:p>
            <text:p><text:span text:style-name="T9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9"><text:tab/></text:span></text:p>
            <text:p><text:span text:style-name="T9"><text:tab/></text:span><text:span text:style-name="T9">Méthodes ajoutées :</text:span></text:p>
            <text:p><text:span text:style-name="T9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get()</text:span><text:span text:style-name="T13"> :</text:span></text:p>
            <text:p><text:span text:style-name="T13"/></text:p>
            <text:p><text:span text:style-name="T13"/></text:p>
            <text:p><text:span text:style-name="T9"><text:tab/></text:span><text:span text:style-name="T9"><text:tab/></text:span><text:span text:style-name="T9"><text:tab/></text:span><text:span text:style-name="T9"> </text:span><text:span text:style-name="T12">''#myDivId''.get().appendChild(elem) ;</text:span></text:p>
            <text:p><text:span text:style-name="T12"/></text:p>
            <text:p><text:span text:style-name="T12"/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''#myCtnrId .h1''.get().textContent = someTitle ;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9"><text:tab/></text:span></text:p>
            <text:p><text:span text:style-name="T9"><text:tab/></text:span><text:span text:style-name="T9">Méthodes ajoutées (suite):</text:span></text:p>
            <text:p><text:span text:style-name="T9"/></text:p>
            <text:p><text:span text:style-name="T9"/></text:p>
            <text:p><text:span text:style-name="T9"/></text:p>
            <text:p><text:span text:style-name="T12"><text:tab/></text:span><text:span text:style-name="T12"><text:tab/></text:span><text:span text:style-name="T12">all() </text:span></text:p>
            <text:p><text:span text:style-name="T13"/></text:p>
            <text:p><text:span text:style-name="T13"/></text:p>
            <text:p><text:span text:style-name="T9"><text:tab/></text:span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12">''.someCssClass''.all();</text:span></text:p>
            <text:p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5" draw:layer="layout" svg:width="25.62cm" svg:height="15.691cm" svg:x="1.362cm" svg:y="1.888cm">
          <draw:text-box>
            <text:p><text:span text:style-name="T9"><text:tab/></text:span></text:p>
            <text:p><text:span text:style-name="T9"><text:tab/></text:span><text:span text:style-name="T9">Méthodes ajoutées (suite) :</text:span></text:p>
            <text:p><text:span text:style-name="T9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on() <text:s/></text:span><text:span text:style-name="T13">=&gt; équivalent de addEventListener </text:span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2">''div.menu''.on(''click'',someListener,false,someObject) ;</text:span></text:p>
            <text:p><text:span text:style-name="T12"/></text:p>
            <text:p><text:span text:style-name="T12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3">et</text:span><text:span text:style-name="T12"> </text:span></text:p>
            <text:p><text:span text:style-name="T12"/></text:p>
            <text:p><text:span text:style-name="T12"><text:tab/></text:span><text:span text:style-name="T12"><text:tab/></text:span><text:span text:style-name="T12">off()</text:span></text:p>
            <text:p><text:span text:style-name="T12"/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2" draw:text-style-name="P5" draw:layer="layout" svg:width="24.284cm" svg:height="17.445cm" svg:x="1.938cm" svg:y="1.888cm">
          <draw:text-box>
            <text:p><text:span text:style-name="T9"><text:tab/></text:span></text:p>
            <text:p><text:span text:style-name="T9"><text:tab/></text:span><text:span text:style-name="T9">Méthodes ajoutées (suite) :</text:span><text:span text:style-name="T12"><text:tab/></text:span><text:span text:style-name="T12"><text:tab/></text:span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slider() :</text:span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3">au lieu de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8">var s <text:s/>= new Slider();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s.into = ''#sliderCtnrId'' ;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3">on a: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4"> </text:span><text:span text:style-name="T8">"#sliderCtnrId".slider() ; </text:span></text:p>
            <text:p><text:span text:style-name="T8"/></text:p>
            <text:p><text:span text:style-name="T12"><text:tab/></text:span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6cm" svg:y="2.383cm">
          <draw:text-box>
            <text:p><text:span text:style-name="T8"/></text:p>
            <text:p><text:span text:style-name="T8"/></text:p>
            <text:p><text:span text:style-name="T15"/></text:p>
            <text:p><text:span text:style-name="T15">Full haxetelier :</text:span></text:p>
            <text:p><text:span text:style-name="T15"/></text:p>
            <text:p><text:span text:style-name="T16"><text:a xlink:href="https://github.com/flashline/haxetelier8">https://github.com/flashline/haxetelier8</text:a></text:span><text:span text:style-name="T4"> &gt; [download zip]</text:span></text:p>
            <text:p><text:span text:style-name="T4"/></text:p>
            <text:p><text:span text:style-name="T4"/></text:p>
            <text:p><text:span text:style-name="T4"/></text:p>
            <text:p><text:span text:style-name="T4">Haxe :</text:span></text:p>
            <text:p><text:span text:style-name="T4"/></text:p>
            <text:p><text:span text:style-name="T17"><text:a xlink:href="http://haxe.org/download/">http://haxe.org/download/</text:a></text:span></text:p>
            <text:p><text:span text:style-name="T8"/></text:p>
          </draw:text-box>
        </draw:frame>
        <draw:frame draw:style-name="gr10" draw:text-style-name="P10" draw:layer="layout" svg:width="17.237cm" svg:height="1.348cm" svg:x="5.999cm" svg:y="0.786cm">
          <draw:text-box>
            <text:p text:style-name="P1"><text:span text:style-name="T3">Avant de voir la syntaxe et le princip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5" draw:layer="layout" svg:width="14.668cm" svg:height="15.797cm" svg:x="6.027cm" svg:y="2.566cm">
          <draw:text-box>
            <text:p><text:span text:style-name="T4"/></text:p>
            <text:p><text:span text:style-name="T4"><text:tab/></text:span></text:p>
            <text:p><text:span text:style-name="T4"/></text:p>
            <text:p text:style-name="P1"><text:span text:style-name="T6">Ouvrir :</text:span></text:p>
            <text:p text:style-name="P1"><text:span text:style-name="T6"><text:line-break/></text:span><text:span text:style-name="T18">samples/using/src/</text:span><text:span text:style-name="T19">Main.hx</text:span><text:span text:style-name="T13"> <text:s/></text:span><text:span text:style-name="T4"><text:s/></text:span></text:p>
            <text:p text:style-name="P1"><text:span text:style-name="T13"/></text:p>
            <text:p text:style-name="P1"><text:span text:style-name="T15"><text:tab/></text:span></text:p>
          </draw:text-box>
        </draw:frame>
        <draw:frame draw:style-name="gr10" draw:text-style-name="P10" draw:layer="layout" svg:width="9.588cm" svg:height="1.348cm" svg:x="8.751cm" svg:y="0.472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3" draw:text-style-name="P5" draw:layer="layout" svg:width="24.284cm" svg:height="17.812cm" svg:x="1.781cm" svg:y="1.05cm">
          <draw:text-box>
            <text:p><text:span text:style-name="T20">Exemple d'abstraction avec « using »</text:span></text:p>
            <text:p><text:span text:style-name="T20">quand on cible plusieurs 'api' <text:s/>(js,flash,etc) :</text:span></text:p>
            <text:p><text:span text:style-name="T20"/></text:p>
            <text:p><text:span text:style-name="T21">#if js </text:span><text:span text:style-name="T21"><text:tab/></text:span></text:p>
            <text:p><text:span text:style-name="T21"><text:tab/></text:span><text:span text:style-name="T21">import js.html.Element; </text:span></text:p>
            <text:p><text:span text:style-name="T21"><text:tab/></text:span><text:span text:style-name="T21">using apix.common.display.ElementExtender;</text:span></text:p>
            <text:p><text:span text:style-name="T21"><text:tab/></text:span><text:span text:style-name="T21">typedef Elem = Element;</text:span></text:p>
            <text:p><text:span text:style-name="T21">#else if flash</text:span><text:span text:style-name="T21"><text:tab/></text:span></text:p>
            <text:p><text:span text:style-name="T21"><text:tab/></text:span><text:span text:style-name="T21">import flash.display.Sprite;</text:span></text:p>
            <text:p><text:span text:style-name="T21"><text:tab/></text:span><text:span text:style-name="T21">using apix.common.display.SpriteExtender;</text:span></text:p>
            <text:p><text:span text:style-name="T21"><text:tab/></text:span><text:span text:style-name="T21">typedef Elem = Sprite;</text:span></text:p>
            <text:p><text:span text:style-name="T21">#else</text:span></text:p>
            <text:p><text:span text:style-name="T21"><text:tab/></text:span><text:span text:style-name="T21">// TODO</text:span></text:p>
            <text:p><text:span text:style-name="T21">#end</text:span></text:p>
            <text:p><text:span text:style-name="T12"/></text:p>
            <text:p><text:span text:style-name="T12"/></text:p>
            <text:p><text:span text:style-name="T22">// utiliser </text:span><text:span text:style-name="T21">Elem</text:span><text:span text:style-name="T22"> dans le code </text:span></text:p>
            <text:p><text:span text:style-name="T22">// avec les méthodes des </text:span><text:span text:style-name="T21">xxxExtender</text:span><text:span text:style-name="T23"> (ou méthodes communes si existent).</text:span></text:p>
            <text:p><text:span text:style-name="T21"/></text:p>
            <text:p><text:span text:style-name="T23"/></text:p>
            <text:p><text:span text:style-name="T24">Sources : </text:span></text:p>
            <text:p><text:span text:style-name="T24"><text:tab/></text:span><text:span text:style-name="T24">sample/classes/Apix/apix/ui/slider/</text:span><text:span text:style-name="T25">Slider.hx</text:span><text:span text:style-name="T24"> </text:span></text:p>
            <text:p><text:span text:style-name="T24"><text:tab/></text:span><text:span text:style-name="T24">sample/classes/Apix/apix/common/display/</text:span><text:span text:style-name="T25">ElementExtender.hx</text:span><text:span text:style-name="T24"> </text:span><text:span text:style-name="T24"><text:tab/></text:span></text:p>
            <text:p><text:span text:style-name="T21"/></text:p>
            <text:p><text:span text:style-name="T23"><text:s/></text:span></text:p>
          </draw:text-box>
        </draw:frame>
        <draw:frame draw:style-name="gr10" draw:text-style-name="P12" draw:layer="layout" svg:width="5.501cm" svg:height="1.043cm" svg:x="21.953cm" svg:y="0.315cm">
          <draw:text-box>
            <text:p text:style-name="P11"><text:span text:style-name="T9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4" draw:text-style-name="P13" draw:layer="layout" svg:width="23.943cm" svg:height="16.006cm" svg:x="2.098cm" svg:y="2.987cm">
          <draw:text-box>
            <text:p text:style-name="P1"><text:span text:style-name="T6">Finalité :</text:span></text:p>
            <text:p text:style-name="P1"><text:span text:style-name="T4"/></text:p>
            <text:p text:style-name="P1"><text:span text:style-name="T4">Utiliser une API native du langage cible,</text:span></text:p>
            <text:p text:style-name="P1"><text:span text:style-name="T4"/></text:p>
            <text:p text:style-name="P1"><text:span text:style-name="T4">ex en JS : </text:span><text:span text:style-name="T26">jQuery</text:span><text:span text:style-name="T4"> </text:span></text:p>
            <text:p text:style-name="P1"><text:span text:style-name="T4">(pour laquelle plusieurs « extern » ont déjà été créées),</text:span></text:p>
            <text:p text:style-name="P1"><text:span text:style-name="T4"/></text:p>
            <text:p text:style-name="P1"><text:span text:style-name="T4">... sans avoir à l'implémenter en haxe,</text:span></text:p>
            <text:p text:style-name="P1"><text:span text:style-name="T4"/></text:p>
            <text:p text:style-name="P1"><text:span text:style-name="T4">tout en bénéficiant de ses avantages dont le fameux</text:span></text:p>
            <text:p text:style-name="P1"><text:span text:style-name="T4"/></text:p>
            <text:p text:style-name="P1"><text:span text:style-name="T6"><text:s/></text:span><text:span text:style-name="T6">typage fort !</text:span></text:p>
            <text:p text:style-name="P1"><text:span text:style-name="T6"/></text:p>
            <text:p text:style-name="P1"><text:span text:style-name="T6"/></text:p>
            <text:p text:style-name="P4"><text:span text:style-name="T27">note: Plein d' « extern » sont sur : </text:span><text:span text:style-name="T27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5" draw:text-style-name="P13" draw:layer="layout" svg:width="24.834cm" svg:height="17.006cm" svg:x="1.676cm" svg:y="3.589cm">
          <draw:text-box>
            <text:p text:style-name="P1"><text:span text:style-name="T6">Principe ...... avec une API 3D en JS :</text:span></text:p>
            <text:p text:style-name="P1"><text:span text:style-name="T6"/></text:p>
            <text:p text:style-name="P1"><text:span text:style-name="T28">Babylon*</text:span></text:p>
            <text:p text:style-name="P1"><text:span text:style-name="T28"/></text:p>
            <text:p text:style-name="P1"><text:span text:style-name="T6">Voir : </text:span></text:p>
            <text:p text:style-name="P1"><text:span text:style-name="T19">samples/extern/bin/meshTransform.html</text:span></text:p>
            <text:p text:style-name="P1"><text:span text:style-name="T19"/></text:p>
            <text:p text:style-name="P1"><text:span text:style-name="T6"/></text:p>
            <text:p text:style-name="P4"><text:span text:style-name="T9">* de David Catuhe <text:s/></text:span><text:span text:style-name="T9"><text:a xlink:href="https://twitter.com/deltakosh">@deltakosh</text:a></text:span><text:span text:style-name="T9"> <text:s/></text:span><text:span text:style-name="T9"><text:a xlink:href="https://github.com/BabylonJS/Babylon.js">https://github.com/BabylonJS/Babylon.js</text:a></text:span></text:p>
            <text:p text:style-name="P4"><text:span text:style-name="T9"/></text:p>
            <text:p text:style-name="P4"><text:span text:style-name="T9"/></text:p>
            <text:p text:style-name="P4"><text:span text:style-name="T9">download de l'extern : </text:span><text:span text:style-name="T9"><text:a xlink:href="https://github.com/flashline/Babylon-X">https://github.com/flashline/Babylon-X</text:a></text:span><text:span text:style-name="T9"> </text:span></text:p>
            <text:p text:style-name="P4"><text:span text:style-name="T27"><text:tab/></text:span></text:p>
            <text:p text:style-name="P4"><text:span text:style-name="T4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8" draw:text-style-name="P2" draw:layer="layout" svg:width="10.165cm" svg:height="13.498cm" svg:x="8.879cm" svg:y="4.035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>Haxe </text:span><text:span text:style-name="T29">+</text:span></text:p>
            <text:p text:style-name="P1"><text:span text:style-name="T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5H04M08S</meta:editing-duration>
    <meta:editing-cycles>84</meta:editing-cycles>
    <dc:date>2014-10-25T20:39:39.70</dc:date>
    <dc:creator>jean michel delettre</dc:creator>
    <meta:generator>OpenOffice.org/3.2$Win32 OpenOffice.org_project/320m18$Build-9502</meta:generator>
    <meta:document-statistic meta:object-count="95"/>
  </office:meta>
</office:document-meta>
</file>